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4b47"/>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officeooo:paragraph-rsid="0019c52a" style:font-size-asian="13pt" style:font-size-complex="13pt"/>
    </style:style>
    <style:style style:name="P4" style:family="paragraph" style:parent-style-name="Standard">
      <style:text-properties fo:font-size="13pt" officeooo:paragraph-rsid="002042b9" style:font-size-asian="13pt" style:font-size-complex="13pt"/>
    </style:style>
    <style:style style:name="P5" style:family="paragraph" style:parent-style-name="Standard">
      <style:text-properties fo:font-size="13pt" officeooo:rsid="002042b9" officeooo:paragraph-rsid="002042b9" style:font-size-asian="13pt" style:font-size-complex="13pt"/>
    </style:style>
    <style:style style:name="P6" style:family="paragraph" style:parent-style-name="Standard">
      <style:text-properties fo:font-size="13pt" officeooo:paragraph-rsid="00273901" style:font-size-asian="13pt" style:font-size-complex="13pt"/>
    </style:style>
    <style:style style:name="P7" style:family="paragraph" style:parent-style-name="Standard">
      <style:text-properties fo:font-size="10.5pt" style:font-size-asian="10.5pt" style:font-size-complex="10.5pt"/>
    </style:style>
    <style:style style:name="P8" style:family="paragraph" style:parent-style-name="Standard">
      <style:text-properties fo:font-size="10.5pt" officeooo:paragraph-rsid="0019c52a" style:font-size-asian="10.5pt" style:font-size-complex="10.5pt"/>
    </style:style>
    <style:style style:name="P9" style:family="paragraph" style:parent-style-name="Standard">
      <style:text-properties fo:font-size="10.5pt" officeooo:paragraph-rsid="002837d8" style:font-size-asian="10.5pt" style:font-size-complex="10.5pt"/>
    </style:style>
    <style:style style:name="P10" style:family="paragraph" style:parent-style-name="Standard">
      <style:text-properties officeooo:paragraph-rsid="001c1865"/>
    </style:style>
    <style:style style:name="P11" style:family="paragraph" style:parent-style-name="Standard">
      <style:text-properties officeooo:paragraph-rsid="002042b9"/>
    </style:style>
    <style:style style:name="P12" style:family="paragraph" style:parent-style-name="Text_20_body">
      <style:text-properties fo:font-size="10.5pt" officeooo:paragraph-rsid="0020ab56" style:font-size-asian="10.5pt" style:font-size-complex="10.5pt"/>
    </style:style>
    <style:style style:name="P13" style:family="paragraph" style:parent-style-name="Text_20_body">
      <style:text-properties fo:font-size="10.5pt" officeooo:paragraph-rsid="00248719" style:font-size-asian="10.5pt" style:font-size-complex="10.5pt"/>
    </style:style>
    <style:style style:name="P14" style:family="paragraph" style:parent-style-name="Text_20_body">
      <style:paragraph-properties fo:margin-top="0in" fo:margin-bottom="0in" loext:contextual-spacing="false"/>
    </style:style>
    <style:style style:name="T1" style:family="text">
      <style:text-properties fo:font-size="20pt" style:font-size-asian="20pt" style:font-size-complex="20pt"/>
    </style:style>
    <style:style style:name="T2" style:family="text">
      <style:text-properties fo:font-size="12pt" style:font-size-asian="10.5pt" style:font-size-complex="12pt"/>
    </style:style>
    <style:style style:name="T3" style:family="text">
      <style:text-properties officeooo:rsid="0019c52a"/>
    </style:style>
    <style:style style:name="T4" style:family="text">
      <style:text-properties fo:font-size="10.5pt" style:font-size-asian="10.5pt" style:font-size-complex="10.5pt"/>
    </style:style>
    <style:style style:name="T5" style:family="text">
      <style:text-properties fo:font-size="10.5pt" officeooo:rsid="0019c52a" style:font-size-asian="10.5pt" style:font-size-complex="10.5pt"/>
    </style:style>
    <style:style style:name="T6" style:family="text">
      <style:text-properties fo:font-size="10.5pt" officeooo:rsid="001f8386" style:font-size-asian="10.5pt" style:font-size-complex="10.5pt"/>
    </style:style>
    <style:style style:name="T7" style:family="text">
      <style:text-properties fo:font-size="10.5pt" officeooo:rsid="00200b68" style:font-size-asian="10.5pt" style:font-size-complex="10.5pt"/>
    </style:style>
    <style:style style:name="T8" style:family="text">
      <style:text-properties fo:font-size="10.5pt" officeooo:rsid="002042b9" style:font-size-asian="10.5pt" style:font-size-complex="10.5pt"/>
    </style:style>
    <style:style style:name="T9" style:family="text">
      <style:text-properties fo:font-size="10.5pt" officeooo:rsid="00208cd0" style:font-size-asian="10.5pt" style:font-size-complex="10.5pt"/>
    </style:style>
    <style:style style:name="T10" style:family="text">
      <style:text-properties fo:font-size="10.5pt" officeooo:rsid="0025693c" style:font-size-asian="10.5pt" style:font-size-complex="10.5pt"/>
    </style:style>
    <style:style style:name="T11" style:family="text">
      <style:text-properties fo:font-size="10.5pt" officeooo:rsid="00273901" style:font-size-asian="10.5pt" style:font-size-complex="10.5pt"/>
    </style:style>
    <style:style style:name="T12" style:family="text">
      <style:text-properties fo:font-size="10.5pt" officeooo:rsid="002837d8" style:font-size-asian="10.5pt" style:font-size-complex="10.5pt"/>
    </style:style>
    <style:style style:name="T13" style:family="text">
      <style:text-properties fo:font-size="10.5pt" fo:text-shadow="1pt 1pt" style:text-underline-style="solid" style:text-underline-width="auto" style:text-underline-color="font-color" style:font-size-asian="10.5pt" style:font-size-complex="10.5pt"/>
    </style:style>
    <style:style style:name="T14" style:family="text">
      <style:text-properties officeooo:rsid="001ac165"/>
    </style:style>
    <style:style style:name="T15" style:family="text">
      <style:text-properties officeooo:rsid="001bd282"/>
    </style:style>
    <style:style style:name="T16" style:family="text">
      <style:text-properties style:text-line-through-style="none" style:text-line-through-type="none" fo:font-size="10.5pt" fo:text-shadow="1pt 1pt" style:text-underline-style="solid" style:text-underline-width="auto" style:text-underline-color="font-color" officeooo:rsid="001f8386" style:font-size-asian="10.5pt" style:font-size-complex="10.5pt" style:text-overline-style="none" style:text-overline-color="font-color"/>
    </style:style>
    <style:style style:name="T17" style:family="text">
      <style:text-properties officeooo:rsid="002837d8"/>
    </style:style>
    <style:style style:name="T18" style:family="text">
      <style:text-properties fo:font-size="22pt" style:font-size-asian="22pt" style:font-size-complex="22pt"/>
    </style:style>
    <style:style style:name="T19" style:family="text">
      <style:text-properties style:text-position="sub 58%" fo:font-size="12pt" style:font-size-asian="10.5pt" style:font-size-complex="12pt"/>
    </style:style>
    <style:style style:name="T20" style:family="text">
      <style:text-properties style:text-position="sub 58%" fo:font-size="12pt" fo:text-shadow="1pt 1pt" style:font-size-asian="10.5pt" style:font-size-complex="12pt"/>
    </style:style>
    <style:style style:name="T21" style:family="text">
      <style:text-properties style:text-position="0% 100%" fo:font-size="12pt" fo:text-shadow="1pt 1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3"/><text:span text:style-name="T18"><text:s text:c="3"/>数据结构课程设计报告</text:span></text:p>
      <text:p text:style-name="P10"><text:span text:style-name="T1"><text:tab/><text:tab/><text:tab/><text:tab/><text:tab/></text:span><text:span text:style-name="T21">题目：大整数计算器</text:span></text:p>
      <text:p text:style-name="P10"/>
      <text:p text:style-name="P2">一、需求分析</text:p>
      <text:p text:style-name="P7"><text:tab/><text:span text:style-name="T3">1.问题描述：</text:span></text:p>
      <text:p text:style-name="P7"><text:tab/><text:tab/><text:span text:style-name="T14">&gt;</text:span>计算带括号的大整数加减乘除四则运算</text:p>
      <text:p text:style-name="P7"><text:tab/><text:tab/><text:span text:style-name="T14">&gt;大整数是长度为200+位的整数</text:span></text:p>
      <text:p text:style-name="P7"><text:tab/><text:tab/><text:span text:style-name="T14">&gt;大整数包含负数</text:span></text:p>
      <text:p text:style-name="P7"><text:tab/><text:tab/></text:p>
      <text:p text:style-name="P8"><text:tab/><text:span text:style-name="T3">2.基本功能：</text:span></text:p>
      <text:p text:style-name="P8"><text:tab/><text:tab/><text:span text:style-name="T15">&gt;对于用户给出的任意四则运算表达式，计算结果并输出</text:span></text:p>
      <text:p text:style-name="P8"><text:tab/><text:span text:style-name="T3">3.输入输出：</text:span></text:p>
      <text:p text:style-name="P8"><text:tab/><text:tab/><text:span text:style-name="T15">&gt;输入：一个表达式字符串</text:span></text:p>
      <text:p text:style-name="P8"><text:tab/><text:tab/><text:span text:style-name="T15">&gt;输出：一个结果串</text:span></text:p>
      <text:p text:style-name="P8"><text:tab/></text:p>
      <text:p text:style-name="P3">二、概要设计</text:p>
      <text:p text:style-name="P3"><text:tab/><text:span text:style-name="T5">1.设计思路：</text:span></text:p>
      <text:p text:style-name="P4"><text:span text:style-name="T5"><text:tab/><text:tab/>这个程序有两个问题需要考虑</text:span></text:p>
      <text:p text:style-name="P4"><text:span text:style-name="T5"><text:tab/><text:tab/>①</text:span><text:span text:style-name="T16">表达式如何计算的问题</text:span><text:span text:style-name="T6">，我们知道计算机并不能直接计算中缀表达式</text:span><text:span text:style-name="T7">，故而需要对表达式<text:tab/><text:tab/><text:tab/>进行处理。考虑可以用尼波兰表达式，</text:span><text:span text:style-name="T4">它的优势在于只用两种简单操作，入栈和</text:span><text:a xlink:type="simple" xlink:href="http://baike.baidu.com/view/346791.htm" office:target-frame-name="_blank" xlink:show="new" text:style-name="Internet_20_link" text:visited-style-name="Visited_20_Internet_20_Link"><text:span text:style-name="T4">出栈</text:span></text:a><text:span text:style-name="T4">就可以<text:tab/><text:tab/><text:tab/>搞定任何普通表达式的运算。</text:span></text:p>
      <text:p text:style-name="P11"><text:tab/><text:tab/>一般算法 </text:p>
      <text:p text:style-name="P14"><text:tab/><text:tab/>将一个普通的中序表达式转换为逆波兰表达式的一般算法是：</text:p>
      <text:p text:style-name="P14"><text:tab/><text:tab/>(1)首先构造一个运算符栈，此运算符在栈内遵循越往栈顶优先级越高的原则。</text:p>
      <text:p text:style-name="P14"><text:tab/><text:tab/>(2)读入一个用中缀表示的简单<text:a xlink:type="simple" xlink:href="http://baike.baidu.com/view/3524050.htm" office:target-frame-name="_blank" xlink:show="new" text:style-name="Internet_20_link" text:visited-style-name="Visited_20_Internet_20_Link">算术表达式</text:a>，为方便起见,设该简单算术表达式的右端多加上了<text:tab/><text:tab/>优先级最低的特殊符号“#”。</text:p>
      <text:p text:style-name="P14"><text:tab/><text:tab/>(3)从左至右扫描该算术表达式，从第一个<text:a xlink:type="simple" xlink:href="http://baike.baidu.com/view/263416.htm" office:target-frame-name="_blank" xlink:show="new" text:style-name="Internet_20_link" text:visited-style-name="Visited_20_Internet_20_Link">字符</text:a>开始判断，如果该字符是数字，则分析到该数<text:tab/><text:tab/><text:tab/>字串的结束并将该数字串直接输出。</text:p>
      <text:p text:style-name="P14"><text:tab/><text:tab/>(4)如果不是数字，该字符则是运算符，此时需比较优先关系。</text:p>
      <text:p text:style-name="P14"><text:tab/><text:tab/>做法如下：将该字符与运算符栈顶的运算符的优先关系相比较。如果，该字符优先关系高于<text:tab/><text:tab/><text:tab/>此运算符栈顶的运算符，则将该运算符入栈。倘若不是的话，则将栈顶的运算符从栈中弹出，<text:tab/><text:tab/>直到栈顶运算符的优先级低于当前运算符，将该字符入栈。</text:p>
      <text:p text:style-name="P14"><text:tab/><text:tab/>(5)重复上述操作(3)-(4)直至扫描完整个简单<text:a xlink:type="simple" xlink:href="http://baike.baidu.com/view/3524050.htm" office:target-frame-name="_blank" xlink:show="new" text:style-name="Internet_20_link" text:visited-style-name="Visited_20_Internet_20_Link">算术表达式</text:a>，确定所有字符都得到正确处理，我<text:tab/><text:tab/><text:tab/>们便可以将中缀式表示的简单算术表达式转化为逆波兰表示的简单算术表达式。</text:p>
      <text:p text:style-name="P4"><text:span text:style-name="T4"><text:s/><text:tab/><text:tab/>附</text:span><text:span text:style-name="T8">：实现代码：</text:span></text:p>
      <text:p text:style-name="P4"><text:span text:style-name="T8"><text:tab/><text:tab/>stack&lt;string&gt; S1;</text:span></text:p>
      <text:p text:style-name="P5"><text:span text:style-name="T4"><text:tab/><text:tab/>stack&lt;string&gt; S2;</text:span></text:p>
      <text:p text:style-name="P5"><text:span text:style-name="T4"><text:tab/><text:tab/>for(int i = 0;i &lt; str.size();)</text:span></text:p>
      <text:p text:style-name="P5"><text:span text:style-name="T4"><text:tab/><text:tab/>{</text:span></text:p>
      <text:p text:style-name="P5"><text:span text:style-name="T4"><text:tab/><text:tab/><text:tab/>if(str[i] &gt;= '0' &amp;&amp; str[i] &lt;= '9' || str[i] == '.')</text:span></text:p>
      <text:p text:style-name="P5"><text:span text:style-name="T4"><text:tab/><text:tab/><text:tab/>{</text:span></text:p>
      <text:p text:style-name="P5"><text:span text:style-name="T4"><text:tab/><text:tab/><text:tab/><text:tab/>string temp = "";</text:span></text:p>
      <text:p text:style-name="P5"><text:span text:style-name="T4"><text:tab/><text:tab/><text:tab/><text:tab/>while(str[i] &gt;= '0' &amp;&amp; str[i] &lt;= '9' || str[i] == '.')</text:span></text:p>
      <text:p text:style-name="P5"><text:span text:style-name="T4"><text:tab/><text:tab/><text:tab/><text:tab/>{</text:span></text:p>
      <text:p text:style-name="P5"><text:span text:style-name="T4"><text:tab/><text:tab/><text:tab/><text:tab/>temp += str[i];</text:span></text:p>
      <text:p text:style-name="P5"><text:soft-page-break/><text:span text:style-name="T4"><text:tab/><text:tab/><text:tab/><text:tab/>i++;</text:span></text:p>
      <text:p text:style-name="P5"><text:span text:style-name="T4"><text:tab/><text:tab/><text:tab/>}</text:span></text:p>
      <text:p text:style-name="P5"><text:span text:style-name="T4"><text:tab/><text:tab/><text:tab/>S1.push(temp);</text:span></text:p>
      <text:p text:style-name="P5"><text:span text:style-name="T4"><text:tab/><text:tab/>}</text:span></text:p>
      <text:p text:style-name="P5"><text:span text:style-name="T4"><text:tab/><text:tab/>else if(str[i] == '(')</text:span></text:p>
      <text:p text:style-name="P5"><text:span text:style-name="T4"><text:tab/><text:tab/>{</text:span></text:p>
      <text:p text:style-name="P5"><text:span text:style-name="T4"><text:tab/><text:tab/><text:tab/>S2.push("(");</text:span></text:p>
      <text:p text:style-name="P5"><text:span text:style-name="T4"><text:tab/><text:tab/><text:tab/>i++;</text:span></text:p>
      <text:p text:style-name="P5"><text:span text:style-name="T4"><text:tab/><text:tab/>}</text:span></text:p>
      <text:p text:style-name="P5"><text:span text:style-name="T4"><text:tab/><text:tab/>else if(str[i] == ')')</text:span></text:p>
      <text:p text:style-name="P5"><text:span text:style-name="T4"><text:tab/><text:tab/>{</text:span></text:p>
      <text:p text:style-name="P5"><text:span text:style-name="T4"><text:tab/><text:tab/><text:tab/>do</text:span></text:p>
      <text:p text:style-name="P5"><text:span text:style-name="T4"><text:tab/><text:tab/><text:tab/>{</text:span></text:p>
      <text:p text:style-name="P5"><text:span text:style-name="T4"><text:tab/><text:tab/><text:tab/><text:tab/>S1.push(S2.top());</text:span></text:p>
      <text:p text:style-name="P5"><text:span text:style-name="T4"><text:tab/><text:tab/><text:tab/><text:tab/>S2.pop();</text:span></text:p>
      <text:p text:style-name="P5"><text:span text:style-name="T4"><text:tab/><text:tab/><text:tab/>}while(S2.top() != "(");</text:span></text:p>
      <text:p text:style-name="P5"><text:span text:style-name="T4"><text:tab/><text:tab/><text:tab/>S2.pop();<text:tab/><text:tab/></text:span></text:p>
      <text:p text:style-name="P5"><text:span text:style-name="T4"><text:tab/><text:tab/><text:tab/>i++;<text:tab/></text:span></text:p>
      <text:p text:style-name="P5"><text:span text:style-name="T4"><text:tab/><text:tab/>}</text:span></text:p>
      <text:p text:style-name="P5"><text:span text:style-name="T4"><text:tab/><text:tab/>else</text:span></text:p>
      <text:p text:style-name="P5"><text:span text:style-name="T4"><text:tab/><text:tab/>{</text:span></text:p>
      <text:p text:style-name="P5"><text:span text:style-name="T4"><text:tab/><text:tab/><text:tab/>if(S2.empty())</text:span></text:p>
      <text:p text:style-name="P5"><text:span text:style-name="T4"><text:tab/><text:tab/><text:tab/>{</text:span></text:p>
      <text:p text:style-name="P5"><text:span text:style-name="T4"><text:tab/><text:tab/><text:tab/><text:tab/>string temp = "";</text:span></text:p>
      <text:p text:style-name="P5"><text:span text:style-name="T4"><text:tab/><text:tab/><text:tab/><text:tab/>temp += str[i];</text:span></text:p>
      <text:p text:style-name="P5"><text:span text:style-name="T4"><text:tab/><text:tab/><text:tab/><text:tab/>S2.push(temp);</text:span></text:p>
      <text:p text:style-name="P5"><text:span text:style-name="T4"><text:tab/><text:tab/><text:tab/><text:tab/>i++;</text:span></text:p>
      <text:p text:style-name="P5"><text:span text:style-name="T4"><text:tab/><text:tab/><text:tab/>}</text:span></text:p>
      <text:p text:style-name="P5"><text:span text:style-name="T4"><text:tab/><text:tab/><text:tab/>else</text:span></text:p>
      <text:p text:style-name="P5"><text:span text:style-name="T4"><text:tab/><text:tab/><text:tab/>{</text:span></text:p>
      <text:p text:style-name="P5"><text:span text:style-name="T4"><text:tab/><text:tab/><text:tab/><text:tab/>string temp = "";</text:span></text:p>
      <text:p text:style-name="P5"><text:span text:style-name="T4"><text:tab/><text:tab/><text:tab/><text:tab/>temp <text:s/>= S2.top();</text:span></text:p>
      <text:p text:style-name="P5"><text:span text:style-name="T4"><text:tab/><text:tab/><text:tab/><text:tab/>if(getPriority(str[i]) &gt; getPriority(temp[0]))</text:span></text:p>
      <text:p text:style-name="P5"><text:span text:style-name="T4"><text:tab/><text:tab/><text:tab/><text:tab/>{</text:span></text:p>
      <text:p text:style-name="P5"><text:span text:style-name="T4"><text:tab/><text:tab/><text:tab/><text:tab/><text:tab/>temp = "";</text:span></text:p>
      <text:p text:style-name="P5"><text:span text:style-name="T4"><text:tab/><text:tab/><text:tab/><text:tab/><text:tab/>temp += str[i];</text:span></text:p>
      <text:p text:style-name="P5"><text:span text:style-name="T4"><text:tab/><text:tab/><text:tab/><text:tab/><text:tab/>S2.push(temp);</text:span></text:p>
      <text:p text:style-name="P5"><text:span text:style-name="T4"><text:tab/><text:tab/><text:tab/><text:tab/><text:tab/>i++;</text:span></text:p>
      <text:p text:style-name="P5"><text:span text:style-name="T4"><text:tab/><text:tab/><text:tab/><text:tab/>}</text:span></text:p>
      <text:p text:style-name="P5"><text:span text:style-name="T4"><text:tab/><text:tab/><text:tab/><text:tab/>else </text:span></text:p>
      <text:p text:style-name="P5"><text:span text:style-name="T4"><text:tab/><text:tab/><text:tab/><text:tab/>{</text:span></text:p>
      <text:p text:style-name="P5"><text:span text:style-name="T4"><text:tab/><text:tab/><text:tab/><text:tab/><text:tab/>temp <text:s/>= S2.top();</text:span></text:p>
      <text:p text:style-name="P5"><text:span text:style-name="T4"><text:tab/><text:tab/><text:tab/><text:tab/><text:tab/>do</text:span></text:p>
      <text:p text:style-name="P5"><text:span text:style-name="T4"><text:tab/><text:tab/><text:tab/><text:tab/><text:tab/>{</text:span></text:p>
      <text:p text:style-name="P5"><text:span text:style-name="T4"><text:tab/><text:tab/><text:tab/><text:tab/><text:tab/><text:tab/>temp <text:s/>= S2.top();</text:span></text:p>
      <text:p text:style-name="P5"><text:span text:style-name="T4"><text:tab/><text:tab/><text:tab/><text:tab/><text:tab/><text:tab/>S1.push(S2.top());</text:span></text:p>
      <text:p text:style-name="P5"><text:span text:style-name="T4"><text:tab/><text:tab/><text:tab/><text:tab/><text:tab/><text:tab/>S2.pop();</text:span></text:p>
      <text:p text:style-name="P5"><text:span text:style-name="T4"><text:tab/><text:tab/><text:tab/><text:tab/><text:tab/>}while(!S2.empty() &amp;&amp; <text:s/>getPriority(str[i]) &lt; getPriority(temp[0]));</text:span></text:p>
      <text:p text:style-name="P5"><text:span text:style-name="T4"><text:tab/><text:tab/><text:tab/><text:tab/><text:tab/>temp = "";</text:span></text:p>
      <text:p text:style-name="P5"><text:span text:style-name="T4"><text:tab/><text:tab/><text:tab/><text:tab/><text:tab/>temp += str[i];</text:span></text:p>
      <text:p text:style-name="P5"><text:span text:style-name="T4"><text:tab/><text:tab/><text:tab/><text:tab/><text:tab/>S2.push(temp);</text:span></text:p>
      <text:p text:style-name="P5"><text:span text:style-name="T4"><text:tab/><text:tab/><text:tab/><text:tab/><text:tab/>i++;</text:span></text:p>
      <text:p text:style-name="P5"><text:span text:style-name="T4"><text:tab/><text:tab/><text:tab/><text:tab/>}</text:span></text:p>
      <text:p text:style-name="P5"><text:span text:style-name="T4"><text:tab/><text:tab/><text:tab/>}</text:span></text:p>
      <text:p text:style-name="P5"><text:span text:style-name="T4"><text:tab/><text:tab/>}</text:span></text:p>
      <text:p text:style-name="P5"><text:span text:style-name="T4"><text:tab/>}</text:span></text:p>
      <text:p text:style-name="P5"><text:soft-page-break/><text:span text:style-name="T4"><text:tab/>while(!S2.empty())</text:span></text:p>
      <text:p text:style-name="P5"><text:span text:style-name="T4"><text:tab/>{</text:span></text:p>
      <text:p text:style-name="P5"><text:span text:style-name="T4"><text:tab/><text:tab/>S1.push(S2.top());</text:span></text:p>
      <text:p text:style-name="P5"><text:span text:style-name="T4"><text:tab/><text:tab/>S2.pop();</text:span></text:p>
      <text:p text:style-name="P5"><text:span text:style-name="T4"><text:tab/></text:span><text:span text:style-name="T9">}</text:span></text:p>
      <text:p text:style-name="P11"><text:span text:style-name="T4"><text:tab/><text:tab/>下面来具体看看如何求一个逆波兰表达式的值：</text:span></text:p>
      <text:p text:style-name="P13"><text:tab/><text:tab/>我们此时维护一个数据结果栈S3，我们将会看到该栈中最后存放的是最终的表达式的值。我<text:tab/><text:tab/><text:tab/>们从左至右的遍历栈S1，然后按照下面的规则进行操作栈S3.</text:p>
      <text:p text:style-name="P13"><text:tab/><text:tab/>（1）如果遇到的是数字，那么直接将数字压入到S3中；</text:p>
      <text:p text:style-name="P13"><text:tab/><text:tab/>（2）如果遇到的是单目运算符，那么取S3栈顶的一个元素进行单目运算之后，将结果再次<text:tab/><text:tab/><text:tab/>压入到栈S3中；</text:p>
      <text:p text:style-name="P13"><text:tab/><text:tab/>（3）如果遇到的是双目运算符，那么取S3栈顶的两个元素进行，首先出栈的在左，后出栈<text:tab/><text:tab/><text:tab/>的在右进行双目运算符的计算，将结果再次压入到S3中。</text:p>
      <text:p text:style-name="P12"><text:tab/><text:tab/>按照上面的三个规则，遍历完整个栈S1，那么最后S3中的值就是逆波兰表达式的值了，所以<text:tab/><text:tab/>我们可以看出来使用逆波兰表达式进行求值是很简单的，只有两种操作要么是直接压栈，要<text:tab/><text:tab/><text:tab/>么是运算之后将结果压栈。</text:p>
      <text:p text:style-name="P4"><text:span text:style-name="T4"><text:tab/><text:tab/>②</text:span><text:span text:style-name="T13">计算机不能直接运算大整数的问题</text:span><text:span text:style-name="T8">，这个问题计较容易处理，直接根据加减乘除运算规则<text:tab/><text:tab/><text:tab/>设计计算算法即可</text:span><text:span text:style-name="T10">。</text:span></text:p>
      <text:p text:style-name="P3"><text:span text:style-name="T5"><text:tab/>2.数据结构设计：</text:span></text:p>
      <text:p text:style-name="P3"><text:span text:style-name="T5"><text:tab/><text:tab/></text:span><text:span text:style-name="T10">因为这个程序是对表达式的操作，所以程序采用的c++中的string类，其中很多类方法对于程<text:tab/><text:tab/><text:tab/>序的代码进行了极大地的简化。</text:span></text:p>
      <text:p text:style-name="P3"><text:span text:style-name="T5"><text:tab/>3.软件结构设计：</text:span></text:p>
      <text:p text:style-name="P6"><text:span text:style-name="T5"><text:tab/><text:tab/>本程序包含两个主要模块</text:span></text:p>
      <text:p text:style-name="P6"><text:span text:style-name="T5"><text:tab/><text:tab/></text:span><text:span text:style-name="T11">1)主程序模块</text:span></text:p>
      <text:p text:style-name="P6"><text:span text:style-name="T11"><text:tab/><text:tab/><text:tab/>int main()</text:span></text:p>
      <text:p text:style-name="P6"><text:span text:style-name="T11"><text:tab/><text:tab/><text:tab/>{</text:span></text:p>
      <text:p text:style-name="P6"><text:span text:style-name="T11"><text:tab/><text:tab/><text:tab/><text:tab/>初始化；</text:span></text:p>
      <text:p text:style-name="P6"><text:span text:style-name="T11"><text:tab/><text:tab/><text:tab/><text:tab/>while</text:span></text:p>
      <text:p text:style-name="P6"><text:span text:style-name="T11"><text:tab/><text:tab/><text:tab/><text:tab/>{</text:span></text:p>
      <text:p text:style-name="P6"><text:span text:style-name="T11"><text:tab/><text:tab/><text:tab/><text:tab/><text:tab/>接受指令；</text:span></text:p>
      <text:p text:style-name="P6"><text:span text:style-name="T11"><text:tab/><text:tab/><text:tab/><text:tab/><text:tab/>返回结果；</text:span></text:p>
      <text:p text:style-name="P6"><text:span text:style-name="T11"><text:tab/><text:tab/><text:tab/><text:tab/>}</text:span></text:p>
      <text:p text:style-name="P6"><text:span text:style-name="T11"><text:tab/><text:tab/><text:tab/><text:tab/>return <text:s/>0;</text:span></text:p>
      <text:p text:style-name="P6"><text:span text:style-name="T11"><text:tab/><text:tab/><text:tab/>}</text:span></text:p>
      <text:p text:style-name="P6"><text:span text:style-name="T11"><text:tab/><text:tab/>2)指令处理模块</text:span></text:p>
      <text:p text:style-name="P6"><text:span text:style-name="T11"><text:tab/><text:tab/><text:tab/>包括对表达式的尼波兰处理，及根据尼波兰结果计算表达式的值。</text:span></text:p>
      <text:p text:style-name="P6"><text:span text:style-name="T11"><text:tab/><text:tab/><text:tab/>String <text:s/>solve( ){ return result; };</text:span></text:p>
      <text:p text:style-name="P3"><text:span text:style-name="T3">三、详细实现</text:span><text:tab/></text:p>
      <text:p text:style-name="P3"><text:tab/><text:span text:style-name="T12">1.大整数加法算法</text:span></text:p>
      <text:p text:style-name="P8"><text:tab/><text:span text:style-name="T17">string ADD_INT(string str1,string str2)</text:span></text:p>
      <text:p text:style-name="P8"><text:tab/><text:span text:style-name="T17">{</text:span></text:p>
      <text:p text:style-name="P8"><text:tab/><text:tab/>…</text:p>
      <text:p text:style-name="P8"><text:tab/><text:tab/><text:span text:style-name="T17">return str;</text:span></text:p>
      <text:p text:style-name="P8"><text:tab/><text:span text:style-name="T17">}</text:span></text:p>
      <text:p text:style-name="P8"><text:tab/><text:span text:style-name="T17">2.大整数减法算法</text:span></text:p>
      <text:p text:style-name="P8"><text:tab/><text:span text:style-name="T17">string SUB_INT(string str1,string str2)<text:tab/></text:span></text:p>
      <text:p text:style-name="P9"><text:soft-page-break/><text:tab/><text:span text:style-name="T17">{</text:span></text:p>
      <text:p text:style-name="P9"><text:tab/><text:tab/>…</text:p>
      <text:p text:style-name="P9"><text:tab/><text:tab/><text:span text:style-name="T17">return str;</text:span></text:p>
      <text:p text:style-name="P9"><text:span text:style-name="T17"><text:tab/>}</text:span></text:p>
      <text:p text:style-name="P9"><text:s text:c="2"/></text:p>
      <text:p text:style-name="P9"><text:tab/><text:span text:style-name="T17">3.大整数乘法算法</text:span></text:p>
      <text:p text:style-name="P9"><text:tab/>string <text:span text:style-name="T17">MUL_INT(string str1,string str2)</text:span></text:p>
      <text:p text:style-name="P9"><text:tab/><text:span text:style-name="T17">{</text:span></text:p>
      <text:p text:style-name="P9"><text:tab/><text:tab/>…</text:p>
      <text:p text:style-name="P9"><text:tab/><text:tab/><text:span text:style-name="T17">return str;</text:span></text:p>
      <text:p text:style-name="P9"><text:tab/><text:tab/></text:p>
      <text:p text:style-name="P9"><text:span text:style-name="T17"><text:tab/>}</text:span></text:p>
      <text:p text:style-name="P9"><text:tab/><text:span text:style-name="T17">4.大整数除法算法</text:span></text:p>
      <text:p text:style-name="P9"><text:tab/><text:span text:style-name="T17">string DIV_INT(string str1,string str2)</text:span></text:p>
      <text:p text:style-name="P9"><text:tab/><text:span text:style-name="T17">{</text:span></text:p>
      <text:p text:style-name="P9"><text:tab/><text:tab/>…</text:p>
      <text:p text:style-name="P9"><text:tab/><text:tab/><text:span text:style-name="T17">return str;</text:span></text:p>
      <text:p text:style-name="P9"><text:tab/><text:span text:style-name="T17">}</text:span></text:p>
      <text:p text:style-name="P9"><text:tab/><text:span text:style-name="T17">5.尼波兰表达式转换算法</text:span></text:p>
      <text:p text:style-name="P9"><text:tab/><text:span text:style-name="T17">string solve(string str)</text:span></text:p>
      <text:p text:style-name="P9"><text:tab/><text:span text:style-name="T17">{</text:span></text:p>
      <text:p text:style-name="P9"><text:tab/><text:tab/>...</text:p>
      <text:p text:style-name="P9"><text:tab/><text:tab/><text:span text:style-name="T17">return str;</text:span></text:p>
      <text:p text:style-name="P9"><text:tab/><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07:06:38.182366448</meta:creation-date>
    <meta:editing-duration>PT53M</meta:editing-duration>
    <meta:editing-cycles>18</meta:editing-cycles>
    <meta:generator>LibreOffice/4.3.3.2$Linux_X86_64 LibreOffice_project/430m0$Build-2</meta:generator>
    <meta:initial-creator>cow </meta:initial-creator>
    <dc:date>2016-01-05T07:59:48.048221385</dc:date>
    <dc:creator>cow </dc:creator>
    <meta:document-statistic meta:table-count="0" meta:image-count="0" meta:object-count="0" meta:page-count="4" meta:paragraph-count="156" meta:word-count="1381" meta:character-count="2831" meta:non-whitespace-character-count="2238"/>
  </office:meta>
</office:document-meta>
</file>